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47d77b" officeooo:paragraph-rsid="0052fdc2"/>
    </style:style>
    <style:style style:name="P2" style:family="paragraph" style:parent-style-name="Standard">
      <style:paragraph-properties fo:text-align="center" style:justify-single-word="false"/>
      <style:text-properties fo:font-weight="bold" officeooo:rsid="0053eb4f" officeooo:paragraph-rsid="0053eb4f" style:font-weight-asian="bold" style:font-weight-complex="bold"/>
    </style:style>
    <style:style style:name="P3" style:family="paragraph" style:parent-style-name="Standard">
      <style:paragraph-properties fo:text-align="justify" style:justify-single-word="false"/>
      <style:text-properties officeooo:rsid="0047d77b" officeooo:paragraph-rsid="0052fdc2"/>
    </style:style>
    <style:style style:name="P4" style:family="paragraph" style:parent-style-name="Standard">
      <style:paragraph-properties fo:text-align="justify" style:justify-single-word="false"/>
      <style:text-properties officeooo:rsid="0047d77b" officeooo:paragraph-rsid="005578ff"/>
    </style:style>
    <style:style style:name="P5" style:family="paragraph" style:parent-style-name="Standard">
      <style:paragraph-properties fo:text-align="justify" style:justify-single-word="false"/>
      <style:text-properties officeooo:rsid="005578ff" officeooo:paragraph-rsid="005578ff"/>
    </style:style>
    <style:style style:name="T1" style:family="text">
      <style:text-properties officeooo:rsid="0053eb4f"/>
    </style:style>
    <style:style style:name="T2" style:family="text">
      <style:text-properties officeooo:rsid="005578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tive compiler for different platforms</text:p>
      <text:p text:style-name="P1"><text:tab/><text:span text:style-name="T1">Building native compiler with necessary C libs could be tricky. Firstly there must be crosscompiled temporary compiler for compiling its native version as second stage compiler. This must be done from PC, which possess different machine code, than target-native machine code (for example some small microcontroller with narrow ISA set). To make it useful, one need hexdump, asembler, linker, and many other tools, including some C library newlib. Described tutorial enables trivial building toolchains for platforms:<text:line-break/>-ARM Cortex M0+; floating operations in software;</text:span></text:p>
      <text:p text:style-name="P1">-<text:span text:style-name="T2">ARM Cortex4F; floating operations in hardware;</text:span></text:p>
      <text:p text:style-name="P1">-<text:span text:style-name="T2">Intel Pentium (i586) 32bit;</text:span></text:p>
      <text:p text:style-name="P1">-<text:span text:style-name="T2">MIPS;</text:span></text:p>
      <text:p text:style-name="P1">-<text:span text:style-name="T2">AVR many MCU’s; with avr-libc</text:span></text:p>
      <text:p text:style-name="P5">Just analyze and run shell script:</text:p>
      <text:p text:style-name="P4"><text:tab/><text:span text:style-name="T2">#./build_nativecompiler.sh</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cm" fo:margin-bottom="0.6cm" fo:margin-left="0.887cm" fo:margin-right="0.5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7:25:50.263778362</meta:creation-date>
    <dc:date>2019-09-11T12:40:25.474613724</dc:date>
    <meta:editing-duration>PT11H29M32S</meta:editing-duration>
    <meta:editing-cycles>58</meta:editing-cycles>
    <meta:generator>LibreOffice/5.1.6.2$Linux_X86_64 LibreOffice_project/10m0$Build-2</meta:generator>
    <meta:document-statistic meta:table-count="0" meta:image-count="0" meta:object-count="0" meta:page-count="1" meta:paragraph-count="8" meta:word-count="111" meta:character-count="778" meta:non-whitespace-character-count="673"/>
  </office:meta>
</office:document-meta>
</file>